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5.01pt"/>
    </style:style>
    <style:style style:name="co2" style:family="table-column">
      <style:table-column-properties fo:break-before="auto" style:column-width="177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249.14pt"/>
    </style:style>
    <style:style style:name="co5" style:family="table-column">
      <style:table-column-properties fo:break-before="auto" style:column-width="176.94pt"/>
    </style:style>
    <style:style style:name="co6" style:family="table-column">
      <style:table-column-properties fo:break-before="auto" style:column-width="164.89pt"/>
    </style:style>
    <style:style style:name="co7" style:family="table-column">
      <style:table-column-properties fo:break-before="auto" style:column-width="204.6pt"/>
    </style:style>
    <style:style style:name="co8" style:family="table-column">
      <style:table-column-properties fo:break-before="auto" style:column-width="161.2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73.76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34.95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0.01pt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902.44pt" svg:height="630.14pt" svg:x="61.85pt" svg:y="466.21pt">
            <loext:p draw:notify-on-update-of-ranges="'Sheet 1 - Table 1'.B6:'Sheet 1 - Table 1'.B12 'Sheet 1 - Table 1'.H5:'Sheet 1 - Table 1'.H5 'Sheet 1 - Table 1'.H6:'Sheet 1 - Table 1'.H12 'Sheet 1 - Table 1'.E5:'Sheet 1 - Table 1'.E5 'Sheet 1 - Table 1'.E6:'Sheet 1 - Table 1'.E12 'Sheet 1 - Table 1'.G5:'Sheet 1 - Table 1'.G5 'Sheet 1 - Table 1'.G6:'Sheet 1 - Table 1'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" draw:style-name="gr1" draw:text-style-name="P1" svg:width="902.27pt" svg:height="630.14pt" svg:x="1154.55pt" svg:y="417.54pt">
            <loext:p draw:notify-on-update-of-ranges="'Sheet 1 - Table 1'.I6:'Sheet 1 - Table 1'.I12 'Sheet 1 - Table 1'.I5:'Sheet 1 - Table 1'.I5 'Sheet 1 - Table 1'.I6:'Sheet 1 - Table 1'.I12 'Sheet 1 - Table 1'.F5:'Sheet 1 - Table 1'.F5 'Sheet 1 - Table 1'.F6:'Sheet 1 - Table 1'.F12 'Sheet 1 - Table 1'.G5:'Sheet 1 - Table 1'.G5 'Sheet 1 - Table 1'.G6:'Sheet 1 - Table 1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1" draw:text-style-name="P1" svg:width="902.44pt" svg:height="630.14pt" svg:x="85.95pt" svg:y="1205.74pt">
            <loext:p draw:notify-on-update-of-ranges="'Sheet 1 - Table 1'.B6:'Sheet 1 - Table 1'.B12 'Sheet 1 - Table 1'.H16:'Sheet 1 - Table 1'.H16 'Sheet 1 - Table 1'.H17:'Sheet 1 - Table 1'.H23 'Sheet 1 - Table 1'.E16:'Sheet 1 - Table 1'.E16 'Sheet 1 - Table 1'.E17:'Sheet 1 - Table 1'.E23 'Sheet 1 - Table 1'.G16:'Sheet 1 - Table 1'.G16 'Sheet 1 - Table 1'.G17:'Sheet 1 - Table 1'.G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1" draw:style-name="gr1" draw:text-style-name="P1" svg:width="902.27pt" svg:height="630.14pt" svg:x="1284.29pt" svg:y="1159.71pt">
            <loext:p draw:notify-on-update-of-ranges="'Sheet 1 - Table 1'.I6:'Sheet 1 - Table 1'.I12 'Sheet 1 - Table 1'.I16:'Sheet 1 - Table 1'.I16 'Sheet 1 - Table 1'.I17:'Sheet 1 - Table 1'.I23 'Sheet 1 - Table 1'.F16:'Sheet 1 - Table 1'.F16 'Sheet 1 - Table 1'.F17:'Sheet 1 - Table 1'.F23 'Sheet 1 - Table 1'.G16:'Sheet 1 - Table 1'.G16 'Sheet 1 - Table 1'.G17:'Sheet 1 - Table 1'.G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9" table:number-columns-repeated="244" table:default-cell-style-name="ce3"/>
        <table:table-column table:style-name="co10" table:number-columns-repeated="768" table:default-cell-style-name="Default"/>
        <table:table-row table:style-name="ro1">
          <table:table-cell table:style-name="ce1" table:number-columns-repeated="25"/>
          <table:table-cell table:number-columns-repeated="999"/>
        </table:table-row>
        <table:table-row table:style-name="ro1" table:number-rows-repeated="2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Medição 1.000 vetores de 100.000 elementos</text:p>
          </table:table-cell>
          <table:covered-table-cell table:number-columns-repeated="7" table:style-name="ce4"/>
          <table:table-cell table:style-name="ce4"/>
          <table:table-cell table:style-name="ce8" table:number-columns-repeated="2"/>
          <table:table-cell table:style-name="ce4" table:number-columns-repeated="13"/>
          <table:table-cell table:number-columns-repeated="999"/>
        </table:table-row>
        <table:table-row table:style-name="ro3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/>
          <table:table-cell table:style-name="ce8"/>
          <table:table-cell table:style-name="ce4"/>
          <table:table-cell table:style-name="ce9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.111687" calcext:value-type="float">
            <text:p>6.111687</text:p>
          </table:table-cell>
          <table:table-cell table:style-name="ce10" table:formula="of:=([.$C$6]/[.C6])" office:value-type="float" office:value="1" calcext:value-type="float">
            <text:p>1.0</text:p>
          </table:table-cell>
          <table:table-cell table:style-name="ce11" table:formula="of:=([.$D$6]/[.D6])" office:value-type="float" office:value="1" calcext:value-type="float">
            <text:p>1.0</text:p>
          </table:table-cell>
          <table:table-cell table:style-name="ce12" table:formula="of:=[.B6]" office:value-type="float" office:value="1" calcext:value-type="float">
            <text:p>1</text:p>
          </table:table-cell>
          <table:table-cell table:style-name="ce10" table:formula="of:=([.E6]/[.$G6])" office:value-type="float" office:value="1" calcext:value-type="float">
            <text:p>1.0</text:p>
          </table:table-cell>
          <table:table-cell table:style-name="ce10" table:formula="of:=([.F6]/[.$G6])" office:value-type="float" office:value="1" calcext:value-type="float">
            <text:p>1.0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0.227612" calcext:value-type="float">
            <text:p>10.227612</text:p>
          </table:table-cell>
          <table:table-cell table:style-name="ce10" table:formula="of:=([.$C$6]/[.C7])" office:value-type="float" office:value="1" calcext:value-type="float">
            <text:p>1.0</text:p>
          </table:table-cell>
          <table:table-cell table:style-name="ce11" table:formula="of:=([.$D$6]/[.D7])" office:value-type="float" office:value="0.597567350032442" calcext:value-type="float">
            <text:p>0.6</text:p>
          </table:table-cell>
          <table:table-cell table:style-name="ce12" table:formula="of:=[.B7]" office:value-type="float" office:value="2" calcext:value-type="float">
            <text:p>2</text:p>
          </table:table-cell>
          <table:table-cell table:style-name="ce10" table:formula="of:=([.E7]/[.$G7])" office:value-type="float" office:value="0.5" calcext:value-type="float">
            <text:p>0.5</text:p>
          </table:table-cell>
          <table:table-cell table:style-name="ce10" table:formula="of:=([.F7]/[.$G7])" office:value-type="float" office:value="0.298783675016221" calcext:value-type="float">
            <text:p>0.3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3.247485" calcext:value-type="float">
            <text:p>3.247485</text:p>
          </table:table-cell>
          <table:table-cell table:style-name="ce10" table:formula="of:=([.$C$6]/[.C8])" office:value-type="float" office:value="1" calcext:value-type="float">
            <text:p>1.0</text:p>
          </table:table-cell>
          <table:table-cell table:style-name="ce11" table:formula="of:=([.$D$6]/[.D8])" office:value-type="float" office:value="1.88197543637615" calcext:value-type="float">
            <text:p>1.9</text:p>
          </table:table-cell>
          <table:table-cell table:style-name="ce12" table:formula="of:=[.B8]" office:value-type="float" office:value="4" calcext:value-type="float">
            <text:p>4</text:p>
          </table:table-cell>
          <table:table-cell table:style-name="ce10" table:formula="of:=([.E8]/[.$G8])" office:value-type="float" office:value="0.25" calcext:value-type="float">
            <text:p>0.3</text:p>
          </table:table-cell>
          <table:table-cell table:style-name="ce10" table:formula="of:=([.F8]/[.$G8])" office:value-type="float" office:value="0.470493859094037" calcext:value-type="float">
            <text:p>0.5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889926" calcext:value-type="float">
            <text:p>1.889926</text:p>
          </table:table-cell>
          <table:table-cell table:style-name="ce10" table:formula="of:=([.$C$6]/[.C9])" office:value-type="float" office:value="1" calcext:value-type="float">
            <text:p>1.0</text:p>
          </table:table-cell>
          <table:table-cell table:style-name="ce11" table:formula="of:=([.$D$6]/[.D9])" office:value-type="float" office:value="3.23382344070614" calcext:value-type="float">
            <text:p>3.2</text:p>
          </table:table-cell>
          <table:table-cell table:style-name="ce12" table:formula="of:=[.B9]" office:value-type="float" office:value="6" calcext:value-type="float">
            <text:p>6</text:p>
          </table:table-cell>
          <table:table-cell table:style-name="ce10" table:formula="of:=([.E9]/[.$G9])" office:value-type="float" office:value="0.166666666666667" calcext:value-type="float">
            <text:p>0.2</text:p>
          </table:table-cell>
          <table:table-cell table:style-name="ce10" table:formula="of:=([.F9]/[.$G9])" office:value-type="float" office:value="0.538970573451024" calcext:value-type="float">
            <text:p>0.5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925597" calcext:value-type="float">
            <text:p>1.925597</text:p>
          </table:table-cell>
          <table:table-cell table:style-name="ce10" table:formula="of:=([.$C$6]/[.C10])" office:value-type="float" office:value="1" calcext:value-type="float">
            <text:p>1.0</text:p>
          </table:table-cell>
          <table:table-cell table:style-name="ce11" table:formula="of:=([.$D$6]/[.D10])" office:value-type="float" office:value="3.17391801088182" calcext:value-type="float">
            <text:p>3.2</text:p>
          </table:table-cell>
          <table:table-cell table:style-name="ce12" table:formula="of:=[.B10]" office:value-type="float" office:value="8" calcext:value-type="float">
            <text:p>8</text:p>
          </table:table-cell>
          <table:table-cell table:style-name="ce10" table:formula="of:=([.E10]/[.$G10])" office:value-type="float" office:value="0.125" calcext:value-type="float">
            <text:p>0.1</text:p>
          </table:table-cell>
          <table:table-cell table:style-name="ce10" table:formula="of:=([.F10]/[.$G10])" office:value-type="float" office:value="0.396739751360227" calcext:value-type="float">
            <text:p>0.4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855932" calcext:value-type="float">
            <text:p>1.855932</text:p>
          </table:table-cell>
          <table:table-cell table:style-name="ce10" table:formula="of:=([.$C$6]/[.C11])" office:value-type="float" office:value="1" calcext:value-type="float">
            <text:p>1.0</text:p>
          </table:table-cell>
          <table:table-cell table:style-name="ce11" table:formula="of:=([.$D$6]/[.D11])" office:value-type="float" office:value="3.2930554567732" calcext:value-type="float">
            <text:p>3.3</text:p>
          </table:table-cell>
          <table:table-cell table:style-name="ce12" table:formula="of:=[.B11]" office:value-type="float" office:value="16" calcext:value-type="float">
            <text:p>16</text:p>
          </table:table-cell>
          <table:table-cell table:style-name="ce10" table:formula="of:=([.E11]/[.$G11])" office:value-type="float" office:value="0.0625" calcext:value-type="float">
            <text:p>0.1</text:p>
          </table:table-cell>
          <table:table-cell table:style-name="ce10" table:formula="of:=([.F11]/[.$G11])" office:value-type="float" office:value="0.205815966048325" calcext:value-type="float">
            <text:p>0.2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993108" calcext:value-type="float">
            <text:p>1.993108</text:p>
          </table:table-cell>
          <table:table-cell table:style-name="ce10" table:formula="of:=([.$C$6]/[.C12])" office:value-type="float" office:value="1" calcext:value-type="float">
            <text:p>1.0</text:p>
          </table:table-cell>
          <table:table-cell table:style-name="ce11" table:formula="of:=([.$D$6]/[.D12])" office:value-type="float" office:value="3.06641035006633" calcext:value-type="float">
            <text:p>3.1</text:p>
          </table:table-cell>
          <table:table-cell table:style-name="ce12" table:formula="of:=[.B12]" office:value-type="float" office:value="32" calcext:value-type="float">
            <text:p>32</text:p>
          </table:table-cell>
          <table:table-cell table:style-name="ce10" table:formula="of:=([.E12]/[.$G12])" office:value-type="float" office:value="0.03125" calcext:value-type="float">
            <text:p>0.0</text:p>
          </table:table-cell>
          <table:table-cell table:style-name="ce10" table:formula="of:=([.F12]/[.$G12])" office:value-type="float" office:value="0.0958253234395728" calcext:value-type="float">
            <text:p>0.1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8" table:number-columns-repeated="5"/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1">
          <table:table-cell table:style-name="ce2"/>
          <table:table-cell table:style-name="ce5" office:value-type="string" calcext:value-type="string" table:number-columns-spanned="8" table:number-rows-spanned="1">
            <text:p>Medição 1.000 vetores de 10.000 elementos</text:p>
          </table:table-cell>
          <table:covered-table-cell table:number-columns-repeated="7" table:style-name="ce4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6.275658" calcext:value-type="float">
            <text:p>446.275658</text:p>
          </table:table-cell>
          <table:table-cell table:style-name="ce8" office:value-type="float" office:value="0.511304" calcext:value-type="float">
            <text:p>0.511304</text:p>
          </table:table-cell>
          <table:table-cell table:style-name="ce10" table:formula="of:=([.$C$17]/[.C17])" office:value-type="float" office:value="1" calcext:value-type="float">
            <text:p>1.0</text:p>
          </table:table-cell>
          <table:table-cell table:style-name="ce11" table:formula="of:=([.$D$17]/[.D17])" office:value-type="float" office:value="1" calcext:value-type="float">
            <text:p>1.0</text:p>
          </table:table-cell>
          <table:table-cell table:style-name="ce12" table:formula="of:=[.B17]" office:value-type="float" office:value="1" calcext:value-type="float">
            <text:p>1</text:p>
          </table:table-cell>
          <table:table-cell table:style-name="ce10" table:formula="of:=([.E17]/[.$G17])" office:value-type="float" office:value="1" calcext:value-type="float">
            <text:p>1.0</text:p>
          </table:table-cell>
          <table:table-cell table:style-name="ce10" table:formula="of:=([.F17]/[.$G17])" office:value-type="float" office:value="1" calcext:value-type="float">
            <text:p>1.0</text:p>
          </table:table-cell>
          <table:table-cell table:style-name="ce4"/>
          <table:table-cell table:style-name="ce4" office:value-type="string" calcext:value-type="string">
            <text:p>conversão tempo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9" office:value-type="float" office:value="448.528002" calcext:value-type="float">
            <text:p>448.528002</text:p>
          </table:table-cell>
          <table:table-cell table:style-name="ce8" office:value-type="float" office:value="1.391831" calcext:value-type="float">
            <text:p>1.391831</text:p>
          </table:table-cell>
          <table:table-cell table:style-name="ce10" table:formula="of:=([.$C$17]/[.C18])" office:value-type="float" office:value="0.994978364806753" calcext:value-type="float">
            <text:p>1.0</text:p>
          </table:table-cell>
          <table:table-cell table:style-name="ce11" table:formula="of:=([.$D$17]/[.D18])" office:value-type="float" office:value="0.367360692497868" calcext:value-type="float">
            <text:p>0.4</text:p>
          </table:table-cell>
          <table:table-cell table:style-name="ce12" table:formula="of:=[.B18]" office:value-type="float" office:value="2" calcext:value-type="float">
            <text:p>2</text:p>
          </table:table-cell>
          <table:table-cell table:style-name="ce10" table:formula="of:=([.E18]/[.$G18])" office:value-type="float" office:value="0.497489182403376" calcext:value-type="float">
            <text:p>0.5</text:p>
          </table:table-cell>
          <table:table-cell table:style-name="ce10" table:formula="of:=([.F18]/[.$G18])" office:value-type="float" office:value="0.183680346248934" calcext:value-type="float">
            <text:p>0.2</text:p>
          </table:table-cell>
          <table:table-cell table:style-name="ce4"/>
          <table:table-cell table:style-name="ce4" office:value-type="string" calcext:value-type="string">
            <text:p>seg</text:p>
          </table:table-cell>
          <table:table-cell table:style-name="ce9" office:value-type="float" office:value="4477.390472" calcext:value-type="float">
            <text:p>4477.390472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9" office:value-type="float" office:value="149.33587" calcext:value-type="float">
            <text:p>149.33587</text:p>
          </table:table-cell>
          <table:table-cell table:style-name="ce8" office:value-type="float" office:value="0.329929" calcext:value-type="float">
            <text:p>0.329929</text:p>
          </table:table-cell>
          <table:table-cell table:style-name="ce10" table:formula="of:=([.$C$17]/[.C19])" office:value-type="float" office:value="2.98840230414836" calcext:value-type="float">
            <text:p>3.0</text:p>
          </table:table-cell>
          <table:table-cell table:style-name="ce11" table:formula="of:=([.$D$17]/[.D19])" office:value-type="float" office:value="1.5497394894053" calcext:value-type="float">
            <text:p>1.5</text:p>
          </table:table-cell>
          <table:table-cell table:style-name="ce12" table:formula="of:=[.B19]" office:value-type="float" office:value="4" calcext:value-type="float">
            <text:p>4</text:p>
          </table:table-cell>
          <table:table-cell table:style-name="ce10" table:formula="of:=([.E19]/[.$G19])" office:value-type="float" office:value="0.74710057603709" calcext:value-type="float">
            <text:p>0.7</text:p>
          </table:table-cell>
          <table:table-cell table:style-name="ce10" table:formula="of:=([.F19]/[.$G19])" office:value-type="float" office:value="0.387434872351324" calcext:value-type="float">
            <text:p>0.4</text:p>
          </table:table-cell>
          <table:table-cell table:style-name="ce4"/>
          <table:table-cell table:style-name="ce4" office:value-type="string" calcext:value-type="string">
            <text:p>min seg</text:p>
          </table:table-cell>
          <table:table-cell table:style-name="ce8" table:formula="of:=((INT([.L18]) / 60) + ([.L18] - INT([.L18])))" office:value-type="float" office:value="75.0071386666667" calcext:value-type="float">
            <text:p>75.0071386667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6" calcext:value-type="float">
            <text:p>6</text:p>
          </table:table-cell>
          <table:table-cell table:style-name="ce8" office:value-type="float" office:value="90.087182" calcext:value-type="float">
            <text:p>90.087182</text:p>
          </table:table-cell>
          <table:table-cell table:style-name="ce8" office:value-type="float" office:value="0.193074" calcext:value-type="float">
            <text:p>0.193074</text:p>
          </table:table-cell>
          <table:table-cell table:style-name="ce10" table:formula="of:=([.$C$17]/[.C20])" office:value-type="float" office:value="4.95381971210954" calcext:value-type="float">
            <text:p>5.0</text:p>
          </table:table-cell>
          <table:table-cell table:style-name="ce11" table:formula="of:=([.$D$17]/[.D20])" office:value-type="float" office:value="2.64822814050571" calcext:value-type="float">
            <text:p>2.6</text:p>
          </table:table-cell>
          <table:table-cell table:style-name="ce12" table:formula="of:=[.B20]" office:value-type="float" office:value="6" calcext:value-type="float">
            <text:p>6</text:p>
          </table:table-cell>
          <table:table-cell table:style-name="ce10" table:formula="of:=([.E20]/[.$G20])" office:value-type="float" office:value="0.825636618684924" calcext:value-type="float">
            <text:p>0.8</text:p>
          </table:table-cell>
          <table:table-cell table:style-name="ce10" table:formula="of:=([.F20]/[.$G20])" office:value-type="float" office:value="0.441371356750952" calcext:value-type="float">
            <text:p>0.4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8" office:value-type="float" office:value="64.229778" calcext:value-type="float">
            <text:p>64.229778</text:p>
          </table:table-cell>
          <table:table-cell table:style-name="ce8" office:value-type="float" office:value="0.141915" calcext:value-type="float">
            <text:p>0.141915</text:p>
          </table:table-cell>
          <table:table-cell table:style-name="ce10" table:formula="of:=([.$C$17]/[.C21])" office:value-type="float" office:value="6.94811148187372" calcext:value-type="float">
            <text:p>6.9</text:p>
          </table:table-cell>
          <table:table-cell table:style-name="ce11" table:formula="of:=([.$D$17]/[.D21])" office:value-type="float" office:value="3.60288905330656" calcext:value-type="float">
            <text:p>3.6</text:p>
          </table:table-cell>
          <table:table-cell table:style-name="ce12" table:formula="of:=[.B21]" office:value-type="float" office:value="8" calcext:value-type="float">
            <text:p>8</text:p>
          </table:table-cell>
          <table:table-cell table:style-name="ce10" table:formula="of:=([.E21]/[.$G21])" office:value-type="float" office:value="0.868513935234215" calcext:value-type="float">
            <text:p>0.9</text:p>
          </table:table-cell>
          <table:table-cell table:style-name="ce10" table:formula="of:=([.F21]/[.$G21])" office:value-type="float" office:value="0.45036113166332" calcext:value-type="float">
            <text:p>0.5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6" calcext:value-type="float">
            <text:p>16</text:p>
          </table:table-cell>
          <table:table-cell table:style-name="ce8" office:value-type="float" office:value="31.699254" calcext:value-type="float">
            <text:p>31.699254</text:p>
          </table:table-cell>
          <table:table-cell table:style-name="ce8" office:value-type="float" office:value="0.086191" calcext:value-type="float">
            <text:p>0.086191</text:p>
          </table:table-cell>
          <table:table-cell table:style-name="ce10" table:formula="of:=([.$C$17]/[.C22])" office:value-type="float" office:value="14.0784277762499" calcext:value-type="float">
            <text:p>14.1</text:p>
          </table:table-cell>
          <table:table-cell table:style-name="ce11" table:formula="of:=([.$D$17]/[.D22])" office:value-type="float" office:value="5.93222030142358" calcext:value-type="float">
            <text:p>5.9</text:p>
          </table:table-cell>
          <table:table-cell table:style-name="ce12" table:formula="of:=[.B22]" office:value-type="float" office:value="16" calcext:value-type="float">
            <text:p>16</text:p>
          </table:table-cell>
          <table:table-cell table:style-name="ce10" table:formula="of:=([.E22]/[.$G22])" office:value-type="float" office:value="0.879901736015617" calcext:value-type="float">
            <text:p>0.9</text:p>
          </table:table-cell>
          <table:table-cell table:style-name="ce10" table:formula="of:=([.F22]/[.$G22])" office:value-type="float" office:value="0.370763768838974" calcext:value-type="float">
            <text:p>0.4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32" calcext:value-type="float">
            <text:p>32</text:p>
          </table:table-cell>
          <table:table-cell table:style-name="ce8" office:value-type="float" office:value="30.806423" calcext:value-type="float">
            <text:p>30.806423</text:p>
          </table:table-cell>
          <table:table-cell table:style-name="ce8" office:value-type="float" office:value="0.087684" calcext:value-type="float">
            <text:p>0.087684</text:p>
          </table:table-cell>
          <table:table-cell table:style-name="ce10" table:formula="of:=([.$C$17]/[.C23])" office:value-type="float" office:value="14.4864484266804" calcext:value-type="float">
            <text:p>14.5</text:p>
          </table:table-cell>
          <table:table-cell table:style-name="ce11" table:formula="of:=([.$D$17]/[.D23])" office:value-type="float" office:value="5.83121207974089" calcext:value-type="float">
            <text:p>5.8</text:p>
          </table:table-cell>
          <table:table-cell table:style-name="ce12" table:formula="of:=[.B23]" office:value-type="float" office:value="32" calcext:value-type="float">
            <text:p>32</text:p>
          </table:table-cell>
          <table:table-cell table:style-name="ce10" table:formula="of:=([.E23]/[.$G23])" office:value-type="float" office:value="0.452701513333762" calcext:value-type="float">
            <text:p>0.5</text:p>
          </table:table-cell>
          <table:table-cell table:style-name="ce10" table:formula="of:=([.F23]/[.$G23])" office:value-type="float" office:value="0.182225377491903" calcext:value-type="float">
            <text:p>0.2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7:26:56.965709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5.1.4.2$Linux_X86_64 LibreOffice_project/10m0$Build-2</meta:generator>
    <meta:editing-duration>PT1H25M54S</meta:editing-duration>
    <meta:editing-cycles>16</meta:editing-cycles>
    <dc:date>2017-11-14T17:42:12.366326167</dc:date>
    <meta:document-statistic meta:table-count="1" meta:cell-count="135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column-mapping="2 0 1" chart:style-name="ch1">
        <chart:title svg:x="10.221cm" svg:y="0.6cm" chart:style-name="ch2">
          <text:p>Bubble Sort 100.000 Elementos</text:p>
        </chart:title>
        <chart:legend svg:x="7.675cm" svg:y="21.166cm" style:legend-expansion="custom" chartooo:width="15.589cm" chartooo:height="1.039cm" style:legend-expansion-aspect-ratio="15.0038498556304" chart:style-name="ch3"/>
        <chart:plot-area chart:style-name="ch4" table:cell-range-address="'Sheet 1 - Table 1'.B6:'Sheet 1 - Table 1'.B12 'Sheet 1 - Table 1'.G5:'Sheet 1 - Table 1'.H12 'Sheet 1 - Table 1'.E5:'Sheet 1 - Table 1'.E12" chart:data-source-has-labels="both" svg:x="2.268cm" svg:y="1.838cm" svg:width="25.901cm" svg:height="17.279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6:'Sheet 1 - Table 1'.B12"/>
          </chart:axis>
          <chart:axis chart:dimension="x" chart:name="secondary-x" chart:style-name="ch6">
            <chart:title svg:x="13.62cm" svg:y="19.463cm" chart:style-name="ch7">
              <text:p>Núcleos</text:p>
            </chart:title>
          </chart:axis>
          <chart:axis chart:dimension="y" chart:name="primary-y" chart:style-name="ch8">
            <chart:title svg:x="28.632cm" svg:y="8.23cm" chart:style-name="ch7">
              <text:p>Eficiência</text:p>
            </chart:title>
          </chart:axis>
          <chart:axis chart:dimension="y" chart:name="secondary-y" chart:style-name="ch9">
            <chart:title svg:x="0.692cm" svg:y="13.262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2" chart:label-cell-address="'Sheet 1 - Table 1'.H5:'Sheet 1 - Table 1'.H5" chart:class="chart:bar">
            <chart:data-point chart:repeated="7"/>
          </chart:series>
          <chart:series chart:attached-axis="secondary-y" chart:style-name="ch12" chart:values-cell-range-address="'Sheet 1 - Table 1'.E6:'Sheet 1 - Table 1'.E12" chart:label-cell-address="'Sheet 1 - Table 1'.E5:'Sheet 1 - Table 1'.E5" chart:class="chart:line">
            <chart:data-point chart:repeated="7"/>
          </chart:series>
          <chart:series chart:attached-axis="secondary-y" chart:style-name="ch13" chart:values-cell-range-address="'Sheet 1 - Table 1'.G6:'Sheet 1 - Table 1'.G12" chart:label-cell-address="'Sheet 1 - Table 1'.G5:'Sheet 1 - Table 1'.G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2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2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2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22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22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1 0" chart:style-name="ch1">
        <chart:title svg:x="10.218cm" svg:y="0.602cm" chart:style-name="ch2">
          <text:p>Quick Sort 1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I5:'Sheet 1 - Table 1'.I12 'Sheet 1 - Table 1'.F5:'Sheet 1 - Table 1'.G12" chart:data-source-has-labels="both" svg:x="2.267cm" svg:y="1.838cm" svg:width="25.896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I6:'Sheet 1 - Table 1'.I12"/>
          </chart:axis>
          <chart:axis chart:dimension="x" chart:name="secondary-x" chart:style-name="ch6">
            <chart:title svg:x="13.619cm" svg:y="19.463cm" chart:style-name="ch7">
              <text:p>Núcleos</text:p>
            </chart:title>
          </chart:axis>
          <chart:axis chart:dimension="y" chart:name="primary-y" chart:style-name="ch8">
            <chart:title svg:x="28.626cm" svg:y="8.23cm" chart:style-name="ch7">
              <text:p>Eficiência</text:p>
            </chart:title>
          </chart:axis>
          <chart:axis chart:dimension="y" chart:name="secondary-y" chart:style-name="ch9">
            <chart:title svg:x="0.691cm" svg:y="13.26cm" chart:style-name="ch10">
              <text:p>Fator de Aceleração</text:p>
            </chart:title>
          </chart:axis>
          <chart:series chart:attached-axis="primary-y" chart:style-name="ch11" chart:values-cell-range-address="'Sheet 1 - Table 1'.I6:'Sheet 1 - Table 1'.I12" chart:label-cell-address="'Sheet 1 - Table 1'.I5:'Sheet 1 - Table 1'.I5" chart:class="chart:bar">
            <chart:data-point chart:repeated="7"/>
          </chart:series>
          <chart:series chart:attached-axis="secondary-y" chart:style-name="ch12" chart:values-cell-range-address="'Sheet 1 - Table 1'.F6:'Sheet 1 - Table 1'.F12" chart:label-cell-address="'Sheet 1 - Table 1'.F5:'Sheet 1 - Table 1'.F5" chart:class="chart:line">
            <chart:data-point chart:repeated="7"/>
          </chart:series>
          <chart:series chart:attached-axis="secondary-y" chart:style-name="ch13" chart:values-cell-range-address="'Sheet 1 - Table 1'.G6:'Sheet 1 - Table 1'.G12" chart:label-cell-address="'Sheet 1 - Table 1'.G5:'Sheet 1 - Table 1'.G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5:'Sheet 1 - Table 1'.I5</svg:desc>
                </draw:g>
              </table:table-cell>
              <table:table-cell office:value-type="string">
                <text:p>Speed-Up QuickSort</text:p>
                <draw:g>
                  <svg:desc>'Sheet 1 - Table 1'.F5:'Sheet 1 - Table 1'.F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I6:'Sheet 1 - Table 1'.I12</svg:desc>
                </draw:g>
              </table:table-cell>
              <table:table-cell office:value-type="float" office:value="1">
                <text:p>1</text:p>
                <draw:g>
                  <svg:desc>'Sheet 1 - Table 1'.I6:'Sheet 1 - Table 1'.I12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2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2</svg:desc>
                </draw:g>
              </table:table-cell>
            </table:table-row>
            <table:table-row>
              <table:table-cell office:value-type="float" office:value="0.298783675016221">
                <text:p>0.298783675016221</text:p>
              </table:table-cell>
              <table:table-cell office:value-type="float" office:value="0.298783675016221">
                <text:p>0.298783675016221</text:p>
              </table:table-cell>
              <table:table-cell office:value-type="float" office:value="0.597567350032442">
                <text:p>0.597567350032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70493859094037">
                <text:p>0.470493859094037</text:p>
              </table:table-cell>
              <table:table-cell office:value-type="float" office:value="0.470493859094037">
                <text:p>0.470493859094037</text:p>
              </table:table-cell>
              <table:table-cell office:value-type="float" office:value="1.88197543637615">
                <text:p>1.88197543637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38970573451024">
                <text:p>0.538970573451024</text:p>
              </table:table-cell>
              <table:table-cell office:value-type="float" office:value="0.538970573451024">
                <text:p>0.538970573451024</text:p>
              </table:table-cell>
              <table:table-cell office:value-type="float" office:value="3.23382344070614">
                <text:p>3.23382344070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96739751360227">
                <text:p>0.396739751360227</text:p>
              </table:table-cell>
              <table:table-cell office:value-type="float" office:value="0.396739751360227">
                <text:p>0.396739751360227</text:p>
              </table:table-cell>
              <table:table-cell office:value-type="float" office:value="3.17391801088182">
                <text:p>3.173918010881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205815966048325">
                <text:p>0.205815966048325</text:p>
              </table:table-cell>
              <table:table-cell office:value-type="float" office:value="0.205815966048325">
                <text:p>0.205815966048325</text:p>
              </table:table-cell>
              <table:table-cell office:value-type="float" office:value="3.2930554567732">
                <text:p>3.29305545677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958253234395728">
                <text:p>0.0958253234395728</text:p>
              </table:table-cell>
              <table:table-cell office:value-type="float" office:value="0.0958253234395728">
                <text:p>0.0958253234395728</text:p>
              </table:table-cell>
              <table:table-cell office:value-type="float" office:value="3.06641035006633">
                <text:p>3.0664103500663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style-name="ch1">
        <chart:title svg:x="10.223cm" svg:y="0.6cm" chart:style-name="ch2">
          <text:p>Bubble Sort 10.000 Elementos</text:p>
        </chart:title>
        <chart:legend svg:x="7.675cm" svg:y="21.166cm" style:legend-expansion="custom" chartooo:width="15.589cm" chartooo:height="1.058cm" style:legend-expansion-aspect-ratio="14.734404536862" chart:style-name="ch3"/>
        <chart:plot-area chart:style-name="ch4" table:cell-range-address="'Sheet 1 - Table 1'.B6:'Sheet 1 - Table 1'.B12 'Sheet 1 - Table 1'.G16:'Sheet 1 - Table 1'.H23 'Sheet 1 - Table 1'.E16:'Sheet 1 - Table 1'.E23" chart:data-source-has-labels="both" svg:x="2.268cm" svg:y="1.838cm" svg:width="25.901cm" svg:height="17.279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6:'Sheet 1 - Table 1'.B12"/>
          </chart:axis>
          <chart:axis chart:dimension="x" chart:name="secondary-x" chart:style-name="ch6">
            <chart:title svg:x="13.622cm" svg:y="19.465cm" chart:style-name="ch7">
              <text:p>Núcleos</text:p>
            </chart:title>
          </chart:axis>
          <chart:axis chart:dimension="y" chart:name="primary-y" chart:style-name="ch8">
            <chart:title svg:x="28.632cm" svg:y="8.232cm" chart:style-name="ch7">
              <text:p>Eficiência</text:p>
            </chart:title>
          </chart:axis>
          <chart:axis chart:dimension="y" chart:name="secondary-y" chart:style-name="ch9">
            <chart:title svg:x="0.694cm" svg:y="13.26cm" chart:style-name="ch10">
              <text:p>Fator de Aceleração</text:p>
            </chart:title>
          </chart:axis>
          <chart:series chart:attached-axis="primary-y" chart:style-name="ch11" chart:values-cell-range-address="'Sheet 1 - Table 1'.H17:'Sheet 1 - Table 1'.H23" chart:label-cell-address="'Sheet 1 - Table 1'.H16:'Sheet 1 - Table 1'.H16" chart:class="chart:bar">
            <chart:data-point chart:repeated="7"/>
          </chart:series>
          <chart:series chart:attached-axis="secondary-y" chart:style-name="ch12" chart:values-cell-range-address="'Sheet 1 - Table 1'.E17:'Sheet 1 - Table 1'.E23" chart:label-cell-address="'Sheet 1 - Table 1'.E16:'Sheet 1 - Table 1'.E16" chart:class="chart:line">
            <chart:data-point chart:repeated="7"/>
          </chart:series>
          <chart:series chart:attached-axis="secondary-y" chart:style-name="ch13" chart:values-cell-range-address="'Sheet 1 - Table 1'.G17:'Sheet 1 - Table 1'.G23" chart:label-cell-address="'Sheet 1 - Table 1'.G16:'Sheet 1 - Table 1'.G16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16:'Sheet 1 - Table 1'.H16</svg:desc>
                </draw:g>
              </table:table-cell>
              <table:table-cell office:value-type="string">
                <text:p>Speed-Up BubbleSort</text:p>
                <draw:g>
                  <svg:desc>'Sheet 1 - Table 1'.E16:'Sheet 1 - Table 1'.E16</svg:desc>
                </draw:g>
              </table:table-cell>
              <table:table-cell office:value-type="string">
                <text:p>Speed-Up Ideal</text:p>
                <draw:g>
                  <svg:desc>'Sheet 1 - Table 1'.G16:'Sheet 1 - Table 1'.G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2</svg:desc>
                </draw:g>
              </table:table-cell>
              <table:table-cell office:value-type="float" office:value="1">
                <text:p>1</text:p>
                <draw:g>
                  <svg:desc>'Sheet 1 - Table 1'.H17:'Sheet 1 - Table 1'.H23</svg:desc>
                </draw:g>
              </table:table-cell>
              <table:table-cell office:value-type="float" office:value="1">
                <text:p>1</text:p>
                <draw:g>
                  <svg:desc>'Sheet 1 - Table 1'.E17:'Sheet 1 - Table 1'.E23</svg:desc>
                </draw:g>
              </table:table-cell>
              <table:table-cell office:value-type="float" office:value="1">
                <text:p>1</text:p>
                <draw:g>
                  <svg:desc>'Sheet 1 - Table 1'.G17:'Sheet 1 - Table 1'.G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97489182403376">
                <text:p>0.497489182403376</text:p>
              </table:table-cell>
              <table:table-cell office:value-type="float" office:value="0.994978364806753">
                <text:p>0.994978364806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4710057603709">
                <text:p>0.74710057603709</text:p>
              </table:table-cell>
              <table:table-cell office:value-type="float" office:value="2.98840230414836">
                <text:p>2.98840230414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5636618684924">
                <text:p>0.825636618684924</text:p>
              </table:table-cell>
              <table:table-cell office:value-type="float" office:value="4.95381971210954">
                <text:p>4.95381971210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8513935234215">
                <text:p>0.868513935234215</text:p>
              </table:table-cell>
              <table:table-cell office:value-type="float" office:value="6.94811148187372">
                <text:p>6.94811148187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79901736015617">
                <text:p>0.879901736015617</text:p>
              </table:table-cell>
              <table:table-cell office:value-type="float" office:value="14.0784277762499">
                <text:p>14.07842777624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52701513333762">
                <text:p>0.452701513333762</text:p>
              </table:table-cell>
              <table:table-cell office:value-type="float" office:value="14.4864484266804">
                <text:p>14.486448426680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22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22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22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0" chart:style-name="ch1">
        <chart:title svg:x="10.218cm" svg:y="0.602cm" chart:style-name="ch2">
          <text:p>Quick Sort 1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I6:'Sheet 1 - Table 1'.I12 'Sheet 1 - Table 1'.I16:'Sheet 1 - Table 1'.I23 'Sheet 1 - Table 1'.F16:'Sheet 1 - Table 1'.G23" chart:data-source-has-labels="both" svg:x="2.267cm" svg:y="1.838cm" svg:width="25.896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I6:'Sheet 1 - Table 1'.I12"/>
          </chart:axis>
          <chart:axis chart:dimension="x" chart:name="secondary-x" chart:style-name="ch6">
            <chart:title svg:x="13.621cm" svg:y="19.465cm" chart:style-name="ch7">
              <text:p>Núcleos</text:p>
            </chart:title>
          </chart:axis>
          <chart:axis chart:dimension="y" chart:name="primary-y" chart:style-name="ch8">
            <chart:title svg:x="28.626cm" svg:y="8.232cm" chart:style-name="ch7">
              <text:p>Eficiência</text:p>
            </chart:title>
          </chart:axis>
          <chart:axis chart:dimension="y" chart:name="secondary-y" chart:style-name="ch9">
            <chart:title svg:x="0.693cm" svg:y="13.258cm" chart:style-name="ch10">
              <text:p>Fator de Aceleração</text:p>
            </chart:title>
          </chart:axis>
          <chart:series chart:attached-axis="primary-y" chart:style-name="ch11" chart:values-cell-range-address="'Sheet 1 - Table 1'.I17:'Sheet 1 - Table 1'.I23" chart:label-cell-address="'Sheet 1 - Table 1'.I16:'Sheet 1 - Table 1'.I16" chart:class="chart:bar">
            <chart:data-point chart:repeated="7"/>
          </chart:series>
          <chart:series chart:attached-axis="secondary-y" chart:style-name="ch12" chart:values-cell-range-address="'Sheet 1 - Table 1'.F17:'Sheet 1 - Table 1'.F23" chart:label-cell-address="'Sheet 1 - Table 1'.F16:'Sheet 1 - Table 1'.F16" chart:class="chart:line">
            <chart:data-point chart:repeated="7"/>
          </chart:series>
          <chart:series chart:attached-axis="secondary-y" chart:style-name="ch13" chart:values-cell-range-address="'Sheet 1 - Table 1'.G17:'Sheet 1 - Table 1'.G23" chart:label-cell-address="'Sheet 1 - Table 1'.G16:'Sheet 1 - Table 1'.G16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16:'Sheet 1 - Table 1'.I16</svg:desc>
                </draw:g>
              </table:table-cell>
              <table:table-cell office:value-type="string">
                <text:p>Speed-Up QuickSort</text:p>
                <draw:g>
                  <svg:desc>'Sheet 1 - Table 1'.F16:'Sheet 1 - Table 1'.F16</svg:desc>
                </draw:g>
              </table:table-cell>
              <table:table-cell office:value-type="string">
                <text:p>Speed-Up Ideal</text:p>
                <draw:g>
                  <svg:desc>'Sheet 1 - Table 1'.G16:'Sheet 1 - Table 1'.G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I6:'Sheet 1 - Table 1'.I12</svg:desc>
                </draw:g>
              </table:table-cell>
              <table:table-cell office:value-type="float" office:value="1">
                <text:p>1</text:p>
                <draw:g>
                  <svg:desc>'Sheet 1 - Table 1'.I17:'Sheet 1 - Table 1'.I23</svg:desc>
                </draw:g>
              </table:table-cell>
              <table:table-cell office:value-type="float" office:value="1">
                <text:p>1</text:p>
                <draw:g>
                  <svg:desc>'Sheet 1 - Table 1'.F17:'Sheet 1 - Table 1'.F23</svg:desc>
                </draw:g>
              </table:table-cell>
              <table:table-cell office:value-type="float" office:value="1">
                <text:p>1</text:p>
                <draw:g>
                  <svg:desc>'Sheet 1 - Table 1'.G17:'Sheet 1 - Table 1'.G23</svg:desc>
                </draw:g>
              </table:table-cell>
            </table:table-row>
            <table:table-row>
              <table:table-cell office:value-type="float" office:value="0.298783675016221">
                <text:p>0.298783675016221</text:p>
              </table:table-cell>
              <table:table-cell office:value-type="float" office:value="0.183680346248934">
                <text:p>0.183680346248934</text:p>
              </table:table-cell>
              <table:table-cell office:value-type="float" office:value="0.367360692497868">
                <text:p>0.367360692497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70493859094037">
                <text:p>0.470493859094037</text:p>
              </table:table-cell>
              <table:table-cell office:value-type="float" office:value="0.387434872351324">
                <text:p>0.387434872351324</text:p>
              </table:table-cell>
              <table:table-cell office:value-type="float" office:value="1.5497394894053">
                <text:p>1.54973948940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38970573451024">
                <text:p>0.538970573451024</text:p>
              </table:table-cell>
              <table:table-cell office:value-type="float" office:value="0.441371356750952">
                <text:p>0.441371356750952</text:p>
              </table:table-cell>
              <table:table-cell office:value-type="float" office:value="2.64822814050571">
                <text:p>2.64822814050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96739751360227">
                <text:p>0.396739751360227</text:p>
              </table:table-cell>
              <table:table-cell office:value-type="float" office:value="0.45036113166332">
                <text:p>0.45036113166332</text:p>
              </table:table-cell>
              <table:table-cell office:value-type="float" office:value="3.60288905330656">
                <text:p>3.60288905330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205815966048325">
                <text:p>0.205815966048325</text:p>
              </table:table-cell>
              <table:table-cell office:value-type="float" office:value="0.370763768838974">
                <text:p>0.370763768838974</text:p>
              </table:table-cell>
              <table:table-cell office:value-type="float" office:value="5.93222030142358">
                <text:p>5.932220301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958253234395728">
                <text:p>0.0958253234395728</text:p>
              </table:table-cell>
              <table:table-cell office:value-type="float" office:value="0.182225377491903">
                <text:p>0.182225377491903</text:p>
              </table:table-cell>
              <table:table-cell office:value-type="float" office:value="5.83121207974089">
                <text:p>5.83121207974089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